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1mm"/>
    </style:style>
    <style:style style:name="co9" style:family="table-column">
      <style:table-column-properties fo:break-before="auto" style:column-width="22.9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15.49mm"/>
    </style:style>
    <style:style style:name="co12" style:family="table-column">
      <style:table-column-properties fo:break-before="auto" style:column-width="16.02mm"/>
    </style:style>
    <style:style style:name="co13" style:family="table-column">
      <style:table-column-properties fo:break-before="auto" style:column-width="64.17mm"/>
    </style:style>
    <style:style style:name="co14" style:family="table-column">
      <style:table-column-properties fo:break-before="auto" style:column-width="8.61mm"/>
    </style:style>
    <style:style style:name="co15" style:family="table-column">
      <style:table-column-properties fo:break-before="auto" style:column-width="10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table:style-name="ce1" office:value-type="string" calcext:value-type="string">
            <text:p>2017-09-27</text:p>
          </table:table-cell>
          <table:table-cell table:style-name="ce1" office:value-type="string" calcext:value-type="string">
            <text:p>19:49:37</text:p>
          </table:table-cell>
          <table:table-cell office:value-type="float" office:value="0.008818" calcext:value-type="float">
            <text:p>0.00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80" calcext:value-type="float">
            <text:p>81780</text:p>
          </table:table-cell>
          <table:table-cell office:value-type="float" office:value="89" calcext:value-type="float">
            <text:p>89</text:p>
          </table:table-cell>
        </table:table-row>
      </table:table>
      <table:table table:name="raw" table:style-name="ta1">
        <table:shapes>
          <draw:frame draw:z-index="0" draw:style-name="gr1" draw:text-style-name="P1" svg:width="159.99mm" svg:height="89.99mm" svg:x="111.65mm" svg:y="1mm">
            <loext:p draw:notify-on-update-of-ranges="raw.B1:raw.B1 raw.B2:raw.B101 raw.C1:raw.C1 raw.C2:raw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4.22mm" svg:y="0.01mm">
            <loext:p draw:notify-on-update-of-ranges="raw.B2:raw.B101 raw.F1:raw.F1 raw.F2:raw.F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#yyy-mm-dd</text:p>
          </table:table-cell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565</text:p>
          </table:table-cell>
          <table:table-cell office:value-type="float" office:value="0.003575" calcext:value-type="float">
            <text:p>0.003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eafcbb30-60f1-4afa-b4b3-cacade3c3b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578</text:p>
          </table:table-cell>
          <table:table-cell office:value-type="float" office:value="0.002517" calcext:value-type="float">
            <text:p>0.00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7d2b5c3e-413b-4a3c-85fa-9aa874980d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589</text:p>
          </table:table-cell>
          <table:table-cell office:value-type="float" office:value="0.00306" calcext:value-type="float">
            <text:p>0.00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293f1ac5-1ef5-4132-82e9-cac83bd27f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03</text:p>
          </table:table-cell>
          <table:table-cell office:value-type="float" office:value="0.00216" calcext:value-type="float">
            <text:p>0.00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ba47a3ba-987a-4765-b822-9729293b87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06</text:p>
          </table:table-cell>
          <table:table-cell office:value-type="float" office:value="0.002276" calcext:value-type="float">
            <text:p>0.00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2d5570b2-e4a6-412e-8ad1-82b0b72d786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07</text:p>
          </table:table-cell>
          <table:table-cell office:value-type="float" office:value="0.002518" calcext:value-type="float">
            <text:p>0.002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f013b898-f7cd-4c23-a76e-b31c4bbcfd4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20</text:p>
          </table:table-cell>
          <table:table-cell office:value-type="float" office:value="0.003279" calcext:value-type="float">
            <text:p>0.003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de156769-a691-4527-a3f1-778917d9167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20</text:p>
          </table:table-cell>
          <table:table-cell office:value-type="float" office:value="0.003327" calcext:value-type="float">
            <text:p>0.003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26513b22-1ca2-4e59-887e-314159548d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24</text:p>
          </table:table-cell>
          <table:table-cell office:value-type="float" office:value="0.002506" calcext:value-type="float">
            <text:p>0.002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8b51d04c-3286-4398-b4ba-4366bbee41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34</text:p>
          </table:table-cell>
          <table:table-cell office:value-type="float" office:value="0.006235" calcext:value-type="float">
            <text:p>0.006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362aaffe-676b-47eb-af5f-e2d48f79c6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28</text:p>
          </table:table-cell>
          <table:table-cell office:value-type="float" office:value="0.012684" calcext:value-type="float">
            <text:p>0.012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235" calcext:value-type="float">
            <text:p>524235</text:p>
          </table:table-cell>
          <table:table-cell office:value-type="string" calcext:value-type="string">
            <text:p>79ccfc1f-ab3e-40f9-b6f2-26683e999b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26</text:p>
          </table:table-cell>
          <table:table-cell office:value-type="float" office:value="0.018609" calcext:value-type="float">
            <text:p>0.018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a6f06555-b0fd-4358-9095-83ef80cbd3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29</text:p>
          </table:table-cell>
          <table:table-cell office:value-type="float" office:value="0.016715" calcext:value-type="float">
            <text:p>0.016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a841724e-a2bd-49ad-ae32-c19d80759dc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47</text:p>
          </table:table-cell>
          <table:table-cell office:value-type="float" office:value="0.002675" calcext:value-type="float">
            <text:p>0.002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8" calcext:value-type="float">
            <text:p>4738</text:p>
          </table:table-cell>
          <table:table-cell office:value-type="string" calcext:value-type="string">
            <text:p>2dc5ccb2-ed70-43a1-9c01-d826cee1dc7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75</text:p>
          </table:table-cell>
          <table:table-cell office:value-type="float" office:value="0.00285" calcext:value-type="float">
            <text:p>0.00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90f9fe2-fc2e-4f2c-b70a-522ddc244f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76</text:p>
          </table:table-cell>
          <table:table-cell office:value-type="float" office:value="0.00367" calcext:value-type="float">
            <text:p>0.00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49877165-de8f-4c0e-842d-e2eab95dbaf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74</text:p>
          </table:table-cell>
          <table:table-cell office:value-type="float" office:value="0.0119" calcext:value-type="float">
            <text:p>0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298" calcext:value-type="float">
            <text:p>791298</text:p>
          </table:table-cell>
          <table:table-cell office:value-type="string" calcext:value-type="string">
            <text:p>99b1ef01-03e1-4949-9f86-aef6a23df7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81</text:p>
          </table:table-cell>
          <table:table-cell office:value-type="float" office:value="0.008495" calcext:value-type="float">
            <text:p>0.008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932" calcext:value-type="float">
            <text:p>410932</text:p>
          </table:table-cell>
          <table:table-cell office:value-type="string" calcext:value-type="string">
            <text:p>65e88e17-8dd7-497c-912b-9b891394c1f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85</text:p>
          </table:table-cell>
          <table:table-cell office:value-type="float" office:value="0.005127" calcext:value-type="float">
            <text:p>0.005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82" calcext:value-type="float">
            <text:p>28482</text:p>
          </table:table-cell>
          <table:table-cell office:value-type="string" calcext:value-type="string">
            <text:p>fa62f5d1-8286-4547-90c8-8a8fd1926d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80</text:p>
          </table:table-cell>
          <table:table-cell office:value-type="float" office:value="0.014605" calcext:value-type="float">
            <text:p>0.014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580" calcext:value-type="float">
            <text:p>403580</text:p>
          </table:table-cell>
          <table:table-cell office:value-type="string" calcext:value-type="string">
            <text:p>6500f7cd-7751-4919-912f-a6f1f7f96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83</text:p>
          </table:table-cell>
          <table:table-cell office:value-type="float" office:value="0.014014" calcext:value-type="float">
            <text:p>0.0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026" calcext:value-type="float">
            <text:p>360026</text:p>
          </table:table-cell>
          <table:table-cell office:value-type="string" calcext:value-type="string">
            <text:p>539c0947-0fd1-40f4-a8fb-a5ce23fecfe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94</text:p>
          </table:table-cell>
          <table:table-cell office:value-type="float" office:value="0.005801" calcext:value-type="float">
            <text:p>0.005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64" calcext:value-type="float">
            <text:p>29764</text:p>
          </table:table-cell>
          <table:table-cell office:value-type="string" calcext:value-type="string">
            <text:p>9c59c4d3-f326-4fa6-af86-fda84c1df4b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94</text:p>
          </table:table-cell>
          <table:table-cell office:value-type="float" office:value="0.00958" calcext:value-type="float">
            <text:p>0.00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08" calcext:value-type="float">
            <text:p>16408</text:p>
          </table:table-cell>
          <table:table-cell office:value-type="string" calcext:value-type="string">
            <text:p>8c351606-5d3d-4f29-9fd4-358d9758a3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662</text:p>
          </table:table-cell>
          <table:table-cell office:value-type="float" office:value="0.041479" calcext:value-type="float">
            <text:p>0.041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040b719-85fd-42f2-a2c8-423247f1b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03</text:p>
          </table:table-cell>
          <table:table-cell office:value-type="float" office:value="0.013062" calcext:value-type="float">
            <text:p>0.01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921" calcext:value-type="float">
            <text:p>411921</text:p>
          </table:table-cell>
          <table:table-cell office:value-type="string" calcext:value-type="string">
            <text:p>ce484042-de5c-4b6e-8538-e6fbbcff06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17</text:p>
          </table:table-cell>
          <table:table-cell office:value-type="float" office:value="0.003366" calcext:value-type="float">
            <text:p>0.003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16" calcext:value-type="float">
            <text:p>22716</text:p>
          </table:table-cell>
          <table:table-cell office:value-type="string" calcext:value-type="string">
            <text:p>498162c1-4cb1-406e-9cee-2e8b6bdbe8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18</text:p>
          </table:table-cell>
          <table:table-cell office:value-type="float" office:value="0.003284" calcext:value-type="float">
            <text:p>0.003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59" calcext:value-type="float">
            <text:p>19259</text:p>
          </table:table-cell>
          <table:table-cell office:value-type="string" calcext:value-type="string">
            <text:p>ae9178ce-9a5c-4ff4-a1c9-d1ee5aa887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08</text:p>
          </table:table-cell>
          <table:table-cell office:value-type="float" office:value="0.014679" calcext:value-type="float">
            <text:p>0.014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76" calcext:value-type="float">
            <text:p>29476</text:p>
          </table:table-cell>
          <table:table-cell office:value-type="string" calcext:value-type="string">
            <text:p>a8c2a29d-fee7-441f-9d33-5974882ec90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20</text:p>
          </table:table-cell>
          <table:table-cell office:value-type="float" office:value="0.003579" calcext:value-type="float">
            <text:p>0.003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53" calcext:value-type="float">
            <text:p>27953</text:p>
          </table:table-cell>
          <table:table-cell office:value-type="string" calcext:value-type="string">
            <text:p>8c7d4089-c573-4cb4-9d15-75927fc1dd4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23</text:p>
          </table:table-cell>
          <table:table-cell office:value-type="float" office:value="0.003455" calcext:value-type="float">
            <text:p>0.003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85" calcext:value-type="float">
            <text:p>55585</text:p>
          </table:table-cell>
          <table:table-cell office:value-type="string" calcext:value-type="string">
            <text:p>cd3354ba-c085-46e9-90fe-c0e663cf0ec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20</text:p>
          </table:table-cell>
          <table:table-cell office:value-type="float" office:value="0.010306" calcext:value-type="float">
            <text:p>0.010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29" calcext:value-type="float">
            <text:p>34129</text:p>
          </table:table-cell>
          <table:table-cell office:value-type="string" calcext:value-type="string">
            <text:p>99224bf9-ba68-4a21-9977-dcc90fb4d4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31</text:p>
          </table:table-cell>
          <table:table-cell office:value-type="float" office:value="0.003414" calcext:value-type="float">
            <text:p>0.003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cb6b344b-33b7-43d8-bb6b-b13029517f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00</text:p>
          </table:table-cell>
          <table:table-cell office:value-type="float" office:value="0.038504" calcext:value-type="float">
            <text:p>0.038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77" calcext:value-type="float">
            <text:p>24077</text:p>
          </table:table-cell>
          <table:table-cell office:value-type="string" calcext:value-type="string">
            <text:p>ec47b138-1941-461b-9ca7-2dc8b78e3b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40</text:p>
          </table:table-cell>
          <table:table-cell office:value-type="float" office:value="0.005109" calcext:value-type="float">
            <text:p>0.005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56" calcext:value-type="float">
            <text:p>42956</text:p>
          </table:table-cell>
          <table:table-cell office:value-type="string" calcext:value-type="string">
            <text:p>1c30edf7-2b84-4aad-ba97-8e0247f698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17</text:p>
          </table:table-cell>
          <table:table-cell office:value-type="float" office:value="0.031988" calcext:value-type="float">
            <text:p>0.03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182" calcext:value-type="float">
            <text:p>1000182</text:p>
          </table:table-cell>
          <table:table-cell office:value-type="string" calcext:value-type="string">
            <text:p>c2f58096-b4be-4b16-aed8-3e33a3e15d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46</text:p>
          </table:table-cell>
          <table:table-cell office:value-type="float" office:value="0.003489" calcext:value-type="float">
            <text:p>0.003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95" calcext:value-type="float">
            <text:p>17895</text:p>
          </table:table-cell>
          <table:table-cell office:value-type="string" calcext:value-type="string">
            <text:p>1223141d-ff2c-446a-aa6d-8d85e65e11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47</text:p>
          </table:table-cell>
          <table:table-cell office:value-type="float" office:value="0.004022" calcext:value-type="float">
            <text:p>0.004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53" calcext:value-type="float">
            <text:p>33353</text:p>
          </table:table-cell>
          <table:table-cell office:value-type="string" calcext:value-type="string">
            <text:p>0436041c-8f2d-4051-a45c-8000d7436f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50</text:p>
          </table:table-cell>
          <table:table-cell office:value-type="float" office:value="0.002548" calcext:value-type="float">
            <text:p>0.002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4" calcext:value-type="float">
            <text:p>10444</text:p>
          </table:table-cell>
          <table:table-cell office:value-type="string" calcext:value-type="string">
            <text:p>46c2aea1-ff43-476d-a86d-9e9b71e2a2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50</text:p>
          </table:table-cell>
          <table:table-cell office:value-type="float" office:value="0.005987" calcext:value-type="float">
            <text:p>0.00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23" calcext:value-type="float">
            <text:p>45823</text:p>
          </table:table-cell>
          <table:table-cell office:value-type="string" calcext:value-type="string">
            <text:p>ad7dd099-8b5f-44d2-83f9-dbcb318ced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60</text:p>
          </table:table-cell>
          <table:table-cell office:value-type="float" office:value="0.003141" calcext:value-type="float">
            <text:p>0.00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41" calcext:value-type="float">
            <text:p>34841</text:p>
          </table:table-cell>
          <table:table-cell office:value-type="string" calcext:value-type="string">
            <text:p>55b8c80e-9e5c-4177-b441-f825c6aa5a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72</text:p>
          </table:table-cell>
          <table:table-cell office:value-type="float" office:value="0.002357" calcext:value-type="float">
            <text:p>0.00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ced6520f-f117-4a74-afa7-a08b57da6c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76</text:p>
          </table:table-cell>
          <table:table-cell office:value-type="float" office:value="0.002992" calcext:value-type="float">
            <text:p>0.00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14" calcext:value-type="float">
            <text:p>46614</text:p>
          </table:table-cell>
          <table:table-cell office:value-type="string" calcext:value-type="string">
            <text:p>dee9cdd5-3cbb-4d97-99ed-8d04bd1a5b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78</text:p>
          </table:table-cell>
          <table:table-cell office:value-type="float" office:value="0.003773" calcext:value-type="float">
            <text:p>0.003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61" calcext:value-type="float">
            <text:p>52261</text:p>
          </table:table-cell>
          <table:table-cell office:value-type="string" calcext:value-type="string">
            <text:p>2822a4e3-0aec-4a9e-a0b9-58fb75c84d4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80</text:p>
          </table:table-cell>
          <table:table-cell office:value-type="float" office:value="0.002361" calcext:value-type="float">
            <text:p>0.002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47" calcext:value-type="float">
            <text:p>11547</text:p>
          </table:table-cell>
          <table:table-cell office:value-type="string" calcext:value-type="string">
            <text:p>9edb635f-21e4-44b5-afa2-f390872b70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81</text:p>
          </table:table-cell>
          <table:table-cell office:value-type="float" office:value="0.002984" calcext:value-type="float">
            <text:p>0.00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86" calcext:value-type="float">
            <text:p>49686</text:p>
          </table:table-cell>
          <table:table-cell office:value-type="string" calcext:value-type="string">
            <text:p>2a88f112-787b-4181-8d6d-45a8128112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91</text:p>
          </table:table-cell>
          <table:table-cell office:value-type="float" office:value="0.002773" calcext:value-type="float">
            <text:p>0.00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96" calcext:value-type="float">
            <text:p>15696</text:p>
          </table:table-cell>
          <table:table-cell office:value-type="string" calcext:value-type="string">
            <text:p>03dc7e84-45db-4763-8f2e-be3d264f92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92</text:p>
          </table:table-cell>
          <table:table-cell office:value-type="float" office:value="0.002603" calcext:value-type="float">
            <text:p>0.002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a78a2403-ae70-4942-ba4a-e8e629181d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75</text:p>
          </table:table-cell>
          <table:table-cell office:value-type="float" office:value="0.025825" calcext:value-type="float">
            <text:p>0.02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7" calcext:value-type="float">
            <text:p>13967</text:p>
          </table:table-cell>
          <table:table-cell office:value-type="string" calcext:value-type="string">
            <text:p>1ae5b8d2-d8dc-473c-a3e0-505fdcbf888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98</text:p>
          </table:table-cell>
          <table:table-cell office:value-type="float" office:value="0.003066" calcext:value-type="float">
            <text:p>0.003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212" calcext:value-type="float">
            <text:p>35212</text:p>
          </table:table-cell>
          <table:table-cell office:value-type="string" calcext:value-type="string">
            <text:p>96eba300-c38f-42da-8445-4c12dd1a1d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03</text:p>
          </table:table-cell>
          <table:table-cell office:value-type="float" office:value="0.002832" calcext:value-type="float">
            <text:p>0.00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34" calcext:value-type="float">
            <text:p>31434</text:p>
          </table:table-cell>
          <table:table-cell office:value-type="string" calcext:value-type="string">
            <text:p>4144764d-8512-481e-ac45-9e6eda8eff2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15</text:p>
          </table:table-cell>
          <table:table-cell office:value-type="float" office:value="0.003377" calcext:value-type="float">
            <text:p>0.003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84" calcext:value-type="float">
            <text:p>35684</text:p>
          </table:table-cell>
          <table:table-cell office:value-type="string" calcext:value-type="string">
            <text:p>c70a77c3-f668-4689-ae46-5d1568537f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15</text:p>
          </table:table-cell>
          <table:table-cell office:value-type="float" office:value="0.003919" calcext:value-type="float">
            <text:p>0.003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82" calcext:value-type="float">
            <text:p>24682</text:p>
          </table:table-cell>
          <table:table-cell office:value-type="string" calcext:value-type="string">
            <text:p>2b990039-1c10-443b-9e15-102300e7eb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17</text:p>
          </table:table-cell>
          <table:table-cell office:value-type="float" office:value="0.003103" calcext:value-type="float">
            <text:p>0.00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49" calcext:value-type="float">
            <text:p>13649</text:p>
          </table:table-cell>
          <table:table-cell office:value-type="string" calcext:value-type="string">
            <text:p>74586e2a-9392-4404-88e6-d712a614d8b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19</text:p>
          </table:table-cell>
          <table:table-cell office:value-type="float" office:value="0.003381" calcext:value-type="float">
            <text:p>0.003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69" calcext:value-type="float">
            <text:p>70669</text:p>
          </table:table-cell>
          <table:table-cell office:value-type="string" calcext:value-type="string">
            <text:p>af40eec6-83d7-434c-bd92-37be816afb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17</text:p>
          </table:table-cell>
          <table:table-cell office:value-type="float" office:value="0.007116" calcext:value-type="float">
            <text:p>0.007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85" calcext:value-type="float">
            <text:p>30085</text:p>
          </table:table-cell>
          <table:table-cell office:value-type="string" calcext:value-type="string">
            <text:p>0e5f8a3a-c06c-4316-8b83-b6ff35464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23</text:p>
          </table:table-cell>
          <table:table-cell office:value-type="float" office:value="0.00253" calcext:value-type="float">
            <text:p>0.0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82" calcext:value-type="float">
            <text:p>54382</text:p>
          </table:table-cell>
          <table:table-cell office:value-type="string" calcext:value-type="string">
            <text:p>b6bb0690-e998-4043-84e3-4da03ddbd1f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37</text:p>
          </table:table-cell>
          <table:table-cell office:value-type="float" office:value="0.002743" calcext:value-type="float">
            <text:p>0.002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f49684d5-b111-4d60-9470-5ad692a453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37</text:p>
          </table:table-cell>
          <table:table-cell office:value-type="float" office:value="0.007173" calcext:value-type="float">
            <text:p>0.007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42" calcext:value-type="float">
            <text:p>41042</text:p>
          </table:table-cell>
          <table:table-cell office:value-type="string" calcext:value-type="string">
            <text:p>92051d51-9163-41b0-97fb-c9a6c89e1a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50</text:p>
          </table:table-cell>
          <table:table-cell office:value-type="float" office:value="0.002755" calcext:value-type="float">
            <text:p>0.002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7" calcext:value-type="float">
            <text:p>17837</text:p>
          </table:table-cell>
          <table:table-cell office:value-type="string" calcext:value-type="string">
            <text:p>6c908b99-abbb-4fb1-a292-1a1b2e4967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49</text:p>
          </table:table-cell>
          <table:table-cell office:value-type="float" office:value="0.005933" calcext:value-type="float">
            <text:p>0.005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95" calcext:value-type="float">
            <text:p>21595</text:p>
          </table:table-cell>
          <table:table-cell office:value-type="string" calcext:value-type="string">
            <text:p>afb1b25a-28f9-4292-bcb9-955c4896f43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62</text:p>
          </table:table-cell>
          <table:table-cell office:value-type="float" office:value="0.005741" calcext:value-type="float">
            <text:p>0.005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98" calcext:value-type="float">
            <text:p>12698</text:p>
          </table:table-cell>
          <table:table-cell office:value-type="string" calcext:value-type="string">
            <text:p>612efb84-f4f3-4406-9acf-266f11e3930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69</text:p>
          </table:table-cell>
          <table:table-cell office:value-type="float" office:value="0.006195" calcext:value-type="float">
            <text:p>0.006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04" calcext:value-type="float">
            <text:p>38904</text:p>
          </table:table-cell>
          <table:table-cell office:value-type="string" calcext:value-type="string">
            <text:p>a4e17759-0106-4d67-b852-a01a29b13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78</text:p>
          </table:table-cell>
          <table:table-cell office:value-type="float" office:value="0.003028" calcext:value-type="float">
            <text:p>0.003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77" calcext:value-type="float">
            <text:p>14477</text:p>
          </table:table-cell>
          <table:table-cell office:value-type="string" calcext:value-type="string">
            <text:p>dfa5c97f-e789-4267-ba25-b5b1962af1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80</text:p>
          </table:table-cell>
          <table:table-cell office:value-type="float" office:value="0.00293" calcext:value-type="float">
            <text:p>0.00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6" calcext:value-type="float">
            <text:p>30286</text:p>
          </table:table-cell>
          <table:table-cell office:value-type="string" calcext:value-type="string">
            <text:p>980ad318-1564-4b7e-8ae5-d3e073da3b6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89</text:p>
          </table:table-cell>
          <table:table-cell office:value-type="float" office:value="0.003183" calcext:value-type="float">
            <text:p>0.003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52" calcext:value-type="float">
            <text:p>15252</text:p>
          </table:table-cell>
          <table:table-cell office:value-type="string" calcext:value-type="string">
            <text:p>1e6b441a-70b6-49cb-8d57-c6a4ecd249d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78</text:p>
          </table:table-cell>
          <table:table-cell office:value-type="float" office:value="0.015531" calcext:value-type="float">
            <text:p>0.015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003" calcext:value-type="float">
            <text:p>482003</text:p>
          </table:table-cell>
          <table:table-cell office:value-type="string" calcext:value-type="string">
            <text:p>fceb200e-5997-454b-991c-e890198860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93</text:p>
          </table:table-cell>
          <table:table-cell office:value-type="float" office:value="0.002611" calcext:value-type="float">
            <text:p>0.00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69" calcext:value-type="float">
            <text:p>27369</text:p>
          </table:table-cell>
          <table:table-cell office:value-type="string" calcext:value-type="string">
            <text:p>e07eb00b-7cf9-4340-9f42-a742350aa25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94</text:p>
          </table:table-cell>
          <table:table-cell office:value-type="float" office:value="0.002986" calcext:value-type="float">
            <text:p>0.002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b588a9f1-d2cf-48c4-9658-7a0b0aedc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894</text:p>
          </table:table-cell>
          <table:table-cell office:value-type="float" office:value="0.005561" calcext:value-type="float">
            <text:p>0.005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5" calcext:value-type="float">
            <text:p>15595</text:p>
          </table:table-cell>
          <table:table-cell office:value-type="string" calcext:value-type="string">
            <text:p>232ba4e1-53f0-4180-81c7-a8434a0e11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04</text:p>
          </table:table-cell>
          <table:table-cell office:value-type="float" office:value="0.002833" calcext:value-type="float">
            <text:p>0.002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59" calcext:value-type="float">
            <text:p>40759</text:p>
          </table:table-cell>
          <table:table-cell office:value-type="string" calcext:value-type="string">
            <text:p>eaf0cdef-214f-47ad-8b1b-1807071cc9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07</text:p>
          </table:table-cell>
          <table:table-cell office:value-type="float" office:value="0.002527" calcext:value-type="float">
            <text:p>0.002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d5e72d70-f8ab-4293-b38e-cb35aa02e9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22</text:p>
          </table:table-cell>
          <table:table-cell office:value-type="float" office:value="0.002947" calcext:value-type="float">
            <text:p>0.002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22" calcext:value-type="float">
            <text:p>16822</text:p>
          </table:table-cell>
          <table:table-cell office:value-type="string" calcext:value-type="string">
            <text:p>1c126862-2e43-4b99-809f-8d35160b25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25</text:p>
          </table:table-cell>
          <table:table-cell office:value-type="float" office:value="0.002491" calcext:value-type="float">
            <text:p>0.002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64" calcext:value-type="float">
            <text:p>38364</text:p>
          </table:table-cell>
          <table:table-cell office:value-type="string" calcext:value-type="string">
            <text:p>abda4968-41fc-4697-916f-54cfc5d8f5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31</text:p>
          </table:table-cell>
          <table:table-cell office:value-type="float" office:value="0.003001" calcext:value-type="float">
            <text:p>0.003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02" calcext:value-type="float">
            <text:p>23402</text:p>
          </table:table-cell>
          <table:table-cell office:value-type="string" calcext:value-type="string">
            <text:p>6c2f77a8-2bbb-4fae-925b-4eb2ff17d7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34</text:p>
          </table:table-cell>
          <table:table-cell office:value-type="float" office:value="0.003468" calcext:value-type="float">
            <text:p>0.003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50d7fe0e-09be-4b01-9598-48dcbfaeee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34</text:p>
          </table:table-cell>
          <table:table-cell office:value-type="float" office:value="0.004713" calcext:value-type="float">
            <text:p>0.004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56119881-38b2-4e42-ad9e-cc5fb6d4beb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34</text:p>
          </table:table-cell>
          <table:table-cell office:value-type="float" office:value="0.005208" calcext:value-type="float">
            <text:p>0.00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71" calcext:value-type="float">
            <text:p>28271</text:p>
          </table:table-cell>
          <table:table-cell office:value-type="string" calcext:value-type="string">
            <text:p>299e9d54-1ce1-4b86-951d-7ef884558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36</text:p>
          </table:table-cell>
          <table:table-cell office:value-type="float" office:value="0.005061" calcext:value-type="float">
            <text:p>0.005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64" calcext:value-type="float">
            <text:p>31264</text:p>
          </table:table-cell>
          <table:table-cell office:value-type="string" calcext:value-type="string">
            <text:p>5383c573-3c55-4f9d-9e3f-00b04190aff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715</text:p>
          </table:table-cell>
          <table:table-cell office:value-type="float" office:value="0.228421" calcext:value-type="float">
            <text:p>0.228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3560" calcext:value-type="float">
            <text:p>873560</text:p>
          </table:table-cell>
          <table:table-cell office:value-type="string" calcext:value-type="string">
            <text:p>e8aa158f-ae07-488c-912d-e5b491ac76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47</text:p>
          </table:table-cell>
          <table:table-cell office:value-type="float" office:value="0.003273" calcext:value-type="float">
            <text:p>0.00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85" calcext:value-type="float">
            <text:p>24085</text:p>
          </table:table-cell>
          <table:table-cell office:value-type="string" calcext:value-type="string">
            <text:p>76a71171-4a7f-4c50-8cd1-7264306aafd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47</text:p>
          </table:table-cell>
          <table:table-cell office:value-type="float" office:value="0.003663" calcext:value-type="float">
            <text:p>0.003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06" calcext:value-type="float">
            <text:p>46706</text:p>
          </table:table-cell>
          <table:table-cell office:value-type="string" calcext:value-type="string">
            <text:p>28c8d70a-eb3e-403a-a78e-a47efeaf23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48</text:p>
          </table:table-cell>
          <table:table-cell office:value-type="float" office:value="0.004559" calcext:value-type="float">
            <text:p>0.00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3" calcext:value-type="float">
            <text:p>16263</text:p>
          </table:table-cell>
          <table:table-cell office:value-type="string" calcext:value-type="string">
            <text:p>aa237bb7-1833-4e84-b6d5-6f14a66b71e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48</text:p>
          </table:table-cell>
          <table:table-cell office:value-type="float" office:value="0.004563" calcext:value-type="float">
            <text:p>0.004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58" calcext:value-type="float">
            <text:p>59458</text:p>
          </table:table-cell>
          <table:table-cell office:value-type="string" calcext:value-type="string">
            <text:p>1c4b99c8-1b8b-40e8-b980-b43cf9d2618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77</text:p>
          </table:table-cell>
          <table:table-cell office:value-type="float" office:value="0.002591" calcext:value-type="float">
            <text:p>0.002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9" calcext:value-type="float">
            <text:p>14209</text:p>
          </table:table-cell>
          <table:table-cell office:value-type="string" calcext:value-type="string">
            <text:p>ec67b6b5-4c12-4e03-bfcf-d2a1305311d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80</text:p>
          </table:table-cell>
          <table:table-cell office:value-type="float" office:value="0.002574" calcext:value-type="float">
            <text:p>0.002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06" calcext:value-type="float">
            <text:p>51206</text:p>
          </table:table-cell>
          <table:table-cell office:value-type="string" calcext:value-type="string">
            <text:p>fc868d55-3088-44ef-a83c-db30707f3b9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81</text:p>
          </table:table-cell>
          <table:table-cell office:value-type="float" office:value="0.003393" calcext:value-type="float">
            <text:p>0.003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817" calcext:value-type="float">
            <text:p>59817</text:p>
          </table:table-cell>
          <table:table-cell office:value-type="string" calcext:value-type="string">
            <text:p>1294e5fd-8374-4ecf-ba4d-bcaa9499e56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84</text:p>
          </table:table-cell>
          <table:table-cell office:value-type="float" office:value="0.003223" calcext:value-type="float">
            <text:p>0.00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7efd77be-2b88-4b23-bff9-a08efdc5b5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88</text:p>
          </table:table-cell>
          <table:table-cell office:value-type="float" office:value="0.002372" calcext:value-type="float">
            <text:p>0.00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40" calcext:value-type="float">
            <text:p>30640</text:p>
          </table:table-cell>
          <table:table-cell office:value-type="string" calcext:value-type="string">
            <text:p>c2d4bf85-3e6b-431d-8d96-98d050a3c5f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7.994</text:p>
          </table:table-cell>
          <table:table-cell office:value-type="float" office:value="0.002931" calcext:value-type="float">
            <text:p>0.002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86" calcext:value-type="float">
            <text:p>50786</text:p>
          </table:table-cell>
          <table:table-cell office:value-type="string" calcext:value-type="string">
            <text:p>ed2d122c-96d2-4cb2-b795-8ac4f411e7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07</text:p>
          </table:table-cell>
          <table:table-cell office:value-type="float" office:value="0.003156" calcext:value-type="float">
            <text:p>0.00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85" calcext:value-type="float">
            <text:p>28685</text:p>
          </table:table-cell>
          <table:table-cell office:value-type="string" calcext:value-type="string">
            <text:p>6434efb0-af8b-444a-9f10-4d579bb3ea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12</text:p>
          </table:table-cell>
          <table:table-cell office:value-type="float" office:value="0.002628" calcext:value-type="float">
            <text:p>0.00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21" calcext:value-type="float">
            <text:p>14321</text:p>
          </table:table-cell>
          <table:table-cell office:value-type="string" calcext:value-type="string">
            <text:p>c828b344-a4aa-45ed-8c0f-b4f06242e6c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14</text:p>
          </table:table-cell>
          <table:table-cell office:value-type="float" office:value="0.00362" calcext:value-type="float">
            <text:p>0.00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56" calcext:value-type="float">
            <text:p>63256</text:p>
          </table:table-cell>
          <table:table-cell office:value-type="string" calcext:value-type="string">
            <text:p>5546dcf0-3583-4a96-b352-05114b5aeb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17</text:p>
          </table:table-cell>
          <table:table-cell office:value-type="float" office:value="0.003114" calcext:value-type="float">
            <text:p>0.00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78" calcext:value-type="float">
            <text:p>47278</text:p>
          </table:table-cell>
          <table:table-cell office:value-type="string" calcext:value-type="string">
            <text:p>564b55da-14fe-4504-a8c6-7b97b88380e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17</text:p>
          </table:table-cell>
          <table:table-cell office:value-type="float" office:value="0.006641" calcext:value-type="float">
            <text:p>0.006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6" calcext:value-type="float">
            <text:p>11456</text:p>
          </table:table-cell>
          <table:table-cell office:value-type="string" calcext:value-type="string">
            <text:p>ad95cf87-ee95-41f0-9b50-9a040a9bf44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27</text:p>
          </table:table-cell>
          <table:table-cell office:value-type="float" office:value="0.003059" calcext:value-type="float">
            <text:p>0.003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41" calcext:value-type="float">
            <text:p>29441</text:p>
          </table:table-cell>
          <table:table-cell office:value-type="string" calcext:value-type="string">
            <text:p>ce6c145f-b587-4c35-9caf-7c98db982a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30</text:p>
          </table:table-cell>
          <table:table-cell office:value-type="float" office:value="0.003296" calcext:value-type="float">
            <text:p>0.00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04" calcext:value-type="float">
            <text:p>55404</text:p>
          </table:table-cell>
          <table:table-cell office:value-type="string" calcext:value-type="string">
            <text:p>3f68edf4-0426-4571-a66b-2a55b5de6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39</text:p>
          </table:table-cell>
          <table:table-cell office:value-type="float" office:value="0.003754" calcext:value-type="float">
            <text:p>0.003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17" calcext:value-type="float">
            <text:p>71717</text:p>
          </table:table-cell>
          <table:table-cell office:value-type="string" calcext:value-type="string">
            <text:p>25d0ead7-1982-443f-a7eb-3547263024b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42</text:p>
          </table:table-cell>
          <table:table-cell office:value-type="float" office:value="0.002295" calcext:value-type="float">
            <text:p>0.002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92" calcext:value-type="float">
            <text:p>18192</text:p>
          </table:table-cell>
          <table:table-cell office:value-type="string" calcext:value-type="string">
            <text:p>222dea14-157d-4a0c-b674-f12fd1753d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44</text:p>
          </table:table-cell>
          <table:table-cell office:value-type="float" office:value="0.0026" calcext:value-type="float">
            <text:p>0.0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27" calcext:value-type="float">
            <text:p>18227</text:p>
          </table:table-cell>
          <table:table-cell office:value-type="string" calcext:value-type="string">
            <text:p>a0329647-4fdb-471a-8505-74266aed37b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27</text:p>
          </table:table-cell>
          <table:table-cell office:value-type="string" calcext:value-type="string">
            <text:p>19:49:38.045</text:p>
          </table:table-cell>
          <table:table-cell office:value-type="float" office:value="0.003391" calcext:value-type="float">
            <text:p>0.00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06" calcext:value-type="float">
            <text:p>52206</text:p>
          </table:table-cell>
          <table:table-cell office:value-type="string" calcext:value-type="string">
            <text:p>df393290-9bdd-4005-aa20-7948e7e3d3b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9:57:18.054461616</dc:date>
    <meta:editing-duration>PT1M43S</meta:editing-duration>
    <meta:editing-cycles>1</meta:editing-cycles>
    <meta:document-statistic meta:table-count="2" meta:cell-count="922" meta:object-count="2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27cm" style:legend-expansion="high" chart:style-name="ch2"/>
        <chart:plot-area chart:style-name="ch3" table:cell-range-address="raw.B1:raw.C101" chart:data-source-has-labels="both" svg:x="0.32cm" svg:y="0.18cm" svg:width="13.494cm" svg:height="8.64cm">
          <chartooo:coordinate-region svg:x="1.783cm" svg:y="0.18cm" svg:width="12.031cm" svg:height="6.571cm"/>
          <chart:axis chart:dimension="x" chart:name="primary-x" chart:style-name="ch4" chartooo:axis-type="auto">
            <chartooo:date-scale/>
            <chart:categories table:cell-range-address="raw.B2:raw.B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C2:raw.C101" chart:label-cell-address="raw.C1:raw.C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raw.C1:raw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49:37.565</text:p>
                <draw:g>
                  <svg:desc>raw.B2:raw.B101</svg:desc>
                </draw:g>
              </table:table-cell>
              <table:table-cell office:value-type="float" office:value="0.003575">
                <text:p>0.003575</text:p>
                <draw:g>
                  <svg:desc>raw.C2:raw.C101</svg:desc>
                </draw:g>
              </table:table-cell>
            </table:table-row>
            <table:table-row>
              <table:table-cell office:value-type="string">
                <text:p>19:49:37.578</text:p>
              </table:table-cell>
              <table:table-cell office:value-type="float" office:value="0.002517">
                <text:p>0.002517</text:p>
              </table:table-cell>
            </table:table-row>
            <table:table-row>
              <table:table-cell office:value-type="string">
                <text:p>19:49:37.589</text:p>
              </table:table-cell>
              <table:table-cell office:value-type="float" office:value="0.00306">
                <text:p>0.00306</text:p>
              </table:table-cell>
            </table:table-row>
            <table:table-row>
              <table:table-cell office:value-type="string">
                <text:p>19:49:37.603</text:p>
              </table:table-cell>
              <table:table-cell office:value-type="float" office:value="0.00216">
                <text:p>0.00216</text:p>
              </table:table-cell>
            </table:table-row>
            <table:table-row>
              <table:table-cell office:value-type="string">
                <text:p>19:49:37.606</text:p>
              </table:table-cell>
              <table:table-cell office:value-type="float" office:value="0.002276">
                <text:p>0.002276</text:p>
              </table:table-cell>
            </table:table-row>
            <table:table-row>
              <table:table-cell office:value-type="string">
                <text:p>19:49:37.607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19:49:37.620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19:49:37.620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19:49:37.624</text:p>
              </table:table-cell>
              <table:table-cell office:value-type="float" office:value="0.002506">
                <text:p>0.002506</text:p>
              </table:table-cell>
            </table:table-row>
            <table:table-row>
              <table:table-cell office:value-type="string">
                <text:p>19:49:37.634</text:p>
              </table:table-cell>
              <table:table-cell office:value-type="float" office:value="0.006235">
                <text:p>0.006235</text:p>
              </table:table-cell>
            </table:table-row>
            <table:table-row>
              <table:table-cell office:value-type="string">
                <text:p>19:49:37.628</text:p>
              </table:table-cell>
              <table:table-cell office:value-type="float" office:value="0.012684">
                <text:p>0.012684</text:p>
              </table:table-cell>
            </table:table-row>
            <table:table-row>
              <table:table-cell office:value-type="string">
                <text:p>19:49:37.626</text:p>
              </table:table-cell>
              <table:table-cell office:value-type="float" office:value="0.018609">
                <text:p>0.018609</text:p>
              </table:table-cell>
            </table:table-row>
            <table:table-row>
              <table:table-cell office:value-type="string">
                <text:p>19:49:37.629</text:p>
              </table:table-cell>
              <table:table-cell office:value-type="float" office:value="0.016715">
                <text:p>0.016715</text:p>
              </table:table-cell>
            </table:table-row>
            <table:table-row>
              <table:table-cell office:value-type="string">
                <text:p>19:49:37.647</text:p>
              </table:table-cell>
              <table:table-cell office:value-type="float" office:value="0.002675">
                <text:p>0.002675</text:p>
              </table:table-cell>
            </table:table-row>
            <table:table-row>
              <table:table-cell office:value-type="string">
                <text:p>19:49:37.675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19:49:37.676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19:49:37.674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9:49:37.681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19:49:37.685</text:p>
              </table:table-cell>
              <table:table-cell office:value-type="float" office:value="0.005127">
                <text:p>0.005127</text:p>
              </table:table-cell>
            </table:table-row>
            <table:table-row>
              <table:table-cell office:value-type="string">
                <text:p>19:49:37.680</text:p>
              </table:table-cell>
              <table:table-cell office:value-type="float" office:value="0.014605">
                <text:p>0.014605</text:p>
              </table:table-cell>
            </table:table-row>
            <table:table-row>
              <table:table-cell office:value-type="string">
                <text:p>19:49:37.683</text:p>
              </table:table-cell>
              <table:table-cell office:value-type="float" office:value="0.014014">
                <text:p>0.014014</text:p>
              </table:table-cell>
            </table:table-row>
            <table:table-row>
              <table:table-cell office:value-type="string">
                <text:p>19:49:37.694</text:p>
              </table:table-cell>
              <table:table-cell office:value-type="float" office:value="0.005801">
                <text:p>0.005801</text:p>
              </table:table-cell>
            </table:table-row>
            <table:table-row>
              <table:table-cell office:value-type="string">
                <text:p>19:49:37.694</text:p>
              </table:table-cell>
              <table:table-cell office:value-type="float" office:value="0.00958">
                <text:p>0.00958</text:p>
              </table:table-cell>
            </table:table-row>
            <table:table-row>
              <table:table-cell office:value-type="string">
                <text:p>19:49:37.662</text:p>
              </table:table-cell>
              <table:table-cell office:value-type="float" office:value="0.041479">
                <text:p>0.041479</text:p>
              </table:table-cell>
            </table:table-row>
            <table:table-row>
              <table:table-cell office:value-type="string">
                <text:p>19:49:37.703</text:p>
              </table:table-cell>
              <table:table-cell office:value-type="float" office:value="0.013062">
                <text:p>0.013062</text:p>
              </table:table-cell>
            </table:table-row>
            <table:table-row>
              <table:table-cell office:value-type="string">
                <text:p>19:49:37.717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19:49:37.718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19:49:37.708</text:p>
              </table:table-cell>
              <table:table-cell office:value-type="float" office:value="0.014679">
                <text:p>0.014679</text:p>
              </table:table-cell>
            </table:table-row>
            <table:table-row>
              <table:table-cell office:value-type="string">
                <text:p>19:49:37.720</text:p>
              </table:table-cell>
              <table:table-cell office:value-type="float" office:value="0.003579">
                <text:p>0.003579</text:p>
              </table:table-cell>
            </table:table-row>
            <table:table-row>
              <table:table-cell office:value-type="string">
                <text:p>19:49:37.723</text:p>
              </table:table-cell>
              <table:table-cell office:value-type="float" office:value="0.003455">
                <text:p>0.003455</text:p>
              </table:table-cell>
            </table:table-row>
            <table:table-row>
              <table:table-cell office:value-type="string">
                <text:p>19:49:37.720</text:p>
              </table:table-cell>
              <table:table-cell office:value-type="float" office:value="0.010306">
                <text:p>0.010306</text:p>
              </table:table-cell>
            </table:table-row>
            <table:table-row>
              <table:table-cell office:value-type="string">
                <text:p>19:49:37.731</text:p>
              </table:table-cell>
              <table:table-cell office:value-type="float" office:value="0.003414">
                <text:p>0.003414</text:p>
              </table:table-cell>
            </table:table-row>
            <table:table-row>
              <table:table-cell office:value-type="string">
                <text:p>19:49:37.700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19:49:37.740</text:p>
              </table:table-cell>
              <table:table-cell office:value-type="float" office:value="0.005109">
                <text:p>0.005109</text:p>
              </table:table-cell>
            </table:table-row>
            <table:table-row>
              <table:table-cell office:value-type="string">
                <text:p>19:49:37.717</text:p>
              </table:table-cell>
              <table:table-cell office:value-type="float" office:value="0.031988">
                <text:p>0.031988</text:p>
              </table:table-cell>
            </table:table-row>
            <table:table-row>
              <table:table-cell office:value-type="string">
                <text:p>19:49:37.746</text:p>
              </table:table-cell>
              <table:table-cell office:value-type="float" office:value="0.003489">
                <text:p>0.003489</text:p>
              </table:table-cell>
            </table:table-row>
            <table:table-row>
              <table:table-cell office:value-type="string">
                <text:p>19:49:37.747</text:p>
              </table:table-cell>
              <table:table-cell office:value-type="float" office:value="0.004022">
                <text:p>0.004022</text:p>
              </table:table-cell>
            </table:table-row>
            <table:table-row>
              <table:table-cell office:value-type="string">
                <text:p>19:49:37.750</text:p>
              </table:table-cell>
              <table:table-cell office:value-type="float" office:value="0.002548">
                <text:p>0.002548</text:p>
              </table:table-cell>
            </table:table-row>
            <table:table-row>
              <table:table-cell office:value-type="string">
                <text:p>19:49:37.750</text:p>
              </table:table-cell>
              <table:table-cell office:value-type="float" office:value="0.005987">
                <text:p>0.005987</text:p>
              </table:table-cell>
            </table:table-row>
            <table:table-row>
              <table:table-cell office:value-type="string">
                <text:p>19:49:37.760</text:p>
              </table:table-cell>
              <table:table-cell office:value-type="float" office:value="0.003141">
                <text:p>0.003141</text:p>
              </table:table-cell>
            </table:table-row>
            <table:table-row>
              <table:table-cell office:value-type="string">
                <text:p>19:49:37.772</text:p>
              </table:table-cell>
              <table:table-cell office:value-type="float" office:value="0.002357">
                <text:p>0.002357</text:p>
              </table:table-cell>
            </table:table-row>
            <table:table-row>
              <table:table-cell office:value-type="string">
                <text:p>19:49:37.776</text:p>
              </table:table-cell>
              <table:table-cell office:value-type="float" office:value="0.002992">
                <text:p>0.002992</text:p>
              </table:table-cell>
            </table:table-row>
            <table:table-row>
              <table:table-cell office:value-type="string">
                <text:p>19:49:37.778</text:p>
              </table:table-cell>
              <table:table-cell office:value-type="float" office:value="0.003773">
                <text:p>0.003773</text:p>
              </table:table-cell>
            </table:table-row>
            <table:table-row>
              <table:table-cell office:value-type="string">
                <text:p>19:49:37.780</text:p>
              </table:table-cell>
              <table:table-cell office:value-type="float" office:value="0.002361">
                <text:p>0.002361</text:p>
              </table:table-cell>
            </table:table-row>
            <table:table-row>
              <table:table-cell office:value-type="string">
                <text:p>19:49:37.781</text:p>
              </table:table-cell>
              <table:table-cell office:value-type="float" office:value="0.002984">
                <text:p>0.002984</text:p>
              </table:table-cell>
            </table:table-row>
            <table:table-row>
              <table:table-cell office:value-type="string">
                <text:p>19:49:37.791</text:p>
              </table:table-cell>
              <table:table-cell office:value-type="float" office:value="0.002773">
                <text:p>0.002773</text:p>
              </table:table-cell>
            </table:table-row>
            <table:table-row>
              <table:table-cell office:value-type="string">
                <text:p>19:49:37.792</text:p>
              </table:table-cell>
              <table:table-cell office:value-type="float" office:value="0.002603">
                <text:p>0.002603</text:p>
              </table:table-cell>
            </table:table-row>
            <table:table-row>
              <table:table-cell office:value-type="string">
                <text:p>19:49:37.775</text:p>
              </table:table-cell>
              <table:table-cell office:value-type="float" office:value="0.025825">
                <text:p>0.025825</text:p>
              </table:table-cell>
            </table:table-row>
            <table:table-row>
              <table:table-cell office:value-type="string">
                <text:p>19:49:37.798</text:p>
              </table:table-cell>
              <table:table-cell office:value-type="float" office:value="0.003066">
                <text:p>0.003066</text:p>
              </table:table-cell>
            </table:table-row>
            <table:table-row>
              <table:table-cell office:value-type="string">
                <text:p>19:49:37.803</text:p>
              </table:table-cell>
              <table:table-cell office:value-type="float" office:value="0.002832">
                <text:p>0.002832</text:p>
              </table:table-cell>
            </table:table-row>
            <table:table-row>
              <table:table-cell office:value-type="string">
                <text:p>19:49:37.815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string">
                <text:p>19:49:37.815</text:p>
              </table:table-cell>
              <table:table-cell office:value-type="float" office:value="0.003919">
                <text:p>0.003919</text:p>
              </table:table-cell>
            </table:table-row>
            <table:table-row>
              <table:table-cell office:value-type="string">
                <text:p>19:49:37.817</text:p>
              </table:table-cell>
              <table:table-cell office:value-type="float" office:value="0.003103">
                <text:p>0.003103</text:p>
              </table:table-cell>
            </table:table-row>
            <table:table-row>
              <table:table-cell office:value-type="string">
                <text:p>19:49:37.819</text:p>
              </table:table-cell>
              <table:table-cell office:value-type="float" office:value="0.003381">
                <text:p>0.003381</text:p>
              </table:table-cell>
            </table:table-row>
            <table:table-row>
              <table:table-cell office:value-type="string">
                <text:p>19:49:37.817</text:p>
              </table:table-cell>
              <table:table-cell office:value-type="float" office:value="0.007116">
                <text:p>0.007116</text:p>
              </table:table-cell>
            </table:table-row>
            <table:table-row>
              <table:table-cell office:value-type="string">
                <text:p>19:49:37.823</text:p>
              </table:table-cell>
              <table:table-cell office:value-type="float" office:value="0.00253">
                <text:p>0.00253</text:p>
              </table:table-cell>
            </table:table-row>
            <table:table-row>
              <table:table-cell office:value-type="string">
                <text:p>19:49:37.837</text:p>
              </table:table-cell>
              <table:table-cell office:value-type="float" office:value="0.002743">
                <text:p>0.002743</text:p>
              </table:table-cell>
            </table:table-row>
            <table:table-row>
              <table:table-cell office:value-type="string">
                <text:p>19:49:37.837</text:p>
              </table:table-cell>
              <table:table-cell office:value-type="float" office:value="0.007173">
                <text:p>0.007173</text:p>
              </table:table-cell>
            </table:table-row>
            <table:table-row>
              <table:table-cell office:value-type="string">
                <text:p>19:49:37.850</text:p>
              </table:table-cell>
              <table:table-cell office:value-type="float" office:value="0.002755">
                <text:p>0.002755</text:p>
              </table:table-cell>
            </table:table-row>
            <table:table-row>
              <table:table-cell office:value-type="string">
                <text:p>19:49:37.849</text:p>
              </table:table-cell>
              <table:table-cell office:value-type="float" office:value="0.005933">
                <text:p>0.005933</text:p>
              </table:table-cell>
            </table:table-row>
            <table:table-row>
              <table:table-cell office:value-type="string">
                <text:p>19:49:37.862</text:p>
              </table:table-cell>
              <table:table-cell office:value-type="float" office:value="0.005741">
                <text:p>0.005741</text:p>
              </table:table-cell>
            </table:table-row>
            <table:table-row>
              <table:table-cell office:value-type="string">
                <text:p>19:49:37.869</text:p>
              </table:table-cell>
              <table:table-cell office:value-type="float" office:value="0.006195">
                <text:p>0.006195</text:p>
              </table:table-cell>
            </table:table-row>
            <table:table-row>
              <table:table-cell office:value-type="string">
                <text:p>19:49:37.878</text:p>
              </table:table-cell>
              <table:table-cell office:value-type="float" office:value="0.003028">
                <text:p>0.003028</text:p>
              </table:table-cell>
            </table:table-row>
            <table:table-row>
              <table:table-cell office:value-type="string">
                <text:p>19:49:37.880</text:p>
              </table:table-cell>
              <table:table-cell office:value-type="float" office:value="0.00293">
                <text:p>0.00293</text:p>
              </table:table-cell>
            </table:table-row>
            <table:table-row>
              <table:table-cell office:value-type="string">
                <text:p>19:49:37.889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19:49:37.878</text:p>
              </table:table-cell>
              <table:table-cell office:value-type="float" office:value="0.015531">
                <text:p>0.015531</text:p>
              </table:table-cell>
            </table:table-row>
            <table:table-row>
              <table:table-cell office:value-type="string">
                <text:p>19:49:37.893</text:p>
              </table:table-cell>
              <table:table-cell office:value-type="float" office:value="0.002611">
                <text:p>0.002611</text:p>
              </table:table-cell>
            </table:table-row>
            <table:table-row>
              <table:table-cell office:value-type="string">
                <text:p>19:49:37.894</text:p>
              </table:table-cell>
              <table:table-cell office:value-type="float" office:value="0.002986">
                <text:p>0.002986</text:p>
              </table:table-cell>
            </table:table-row>
            <table:table-row>
              <table:table-cell office:value-type="string">
                <text:p>19:49:37.894</text:p>
              </table:table-cell>
              <table:table-cell office:value-type="float" office:value="0.005561">
                <text:p>0.005561</text:p>
              </table:table-cell>
            </table:table-row>
            <table:table-row>
              <table:table-cell office:value-type="string">
                <text:p>19:49:37.904</text:p>
              </table:table-cell>
              <table:table-cell office:value-type="float" office:value="0.002833">
                <text:p>0.002833</text:p>
              </table:table-cell>
            </table:table-row>
            <table:table-row>
              <table:table-cell office:value-type="string">
                <text:p>19:49:37.907</text:p>
              </table:table-cell>
              <table:table-cell office:value-type="float" office:value="0.002527">
                <text:p>0.002527</text:p>
              </table:table-cell>
            </table:table-row>
            <table:table-row>
              <table:table-cell office:value-type="string">
                <text:p>19:49:37.922</text:p>
              </table:table-cell>
              <table:table-cell office:value-type="float" office:value="0.002947">
                <text:p>0.002947</text:p>
              </table:table-cell>
            </table:table-row>
            <table:table-row>
              <table:table-cell office:value-type="string">
                <text:p>19:49:37.925</text:p>
              </table:table-cell>
              <table:table-cell office:value-type="float" office:value="0.002491">
                <text:p>0.002491</text:p>
              </table:table-cell>
            </table:table-row>
            <table:table-row>
              <table:table-cell office:value-type="string">
                <text:p>19:49:37.931</text:p>
              </table:table-cell>
              <table:table-cell office:value-type="float" office:value="0.003001">
                <text:p>0.003001</text:p>
              </table:table-cell>
            </table:table-row>
            <table:table-row>
              <table:table-cell office:value-type="string">
                <text:p>19:49:37.934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string">
                <text:p>19:49:37.934</text:p>
              </table:table-cell>
              <table:table-cell office:value-type="float" office:value="0.004713">
                <text:p>0.004713</text:p>
              </table:table-cell>
            </table:table-row>
            <table:table-row>
              <table:table-cell office:value-type="string">
                <text:p>19:49:37.934</text:p>
              </table:table-cell>
              <table:table-cell office:value-type="float" office:value="0.005208">
                <text:p>0.005208</text:p>
              </table:table-cell>
            </table:table-row>
            <table:table-row>
              <table:table-cell office:value-type="string">
                <text:p>19:49:37.936</text:p>
              </table:table-cell>
              <table:table-cell office:value-type="float" office:value="0.005061">
                <text:p>0.005061</text:p>
              </table:table-cell>
            </table:table-row>
            <table:table-row>
              <table:table-cell office:value-type="string">
                <text:p>19:49:37.715</text:p>
              </table:table-cell>
              <table:table-cell office:value-type="float" office:value="0.228421">
                <text:p>0.228421</text:p>
              </table:table-cell>
            </table:table-row>
            <table:table-row>
              <table:table-cell office:value-type="string">
                <text:p>19:49:37.947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19:49:37.947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19:49:37.948</text:p>
              </table:table-cell>
              <table:table-cell office:value-type="float" office:value="0.004559">
                <text:p>0.004559</text:p>
              </table:table-cell>
            </table:table-row>
            <table:table-row>
              <table:table-cell office:value-type="string">
                <text:p>19:49:37.948</text:p>
              </table:table-cell>
              <table:table-cell office:value-type="float" office:value="0.004563">
                <text:p>0.004563</text:p>
              </table:table-cell>
            </table:table-row>
            <table:table-row>
              <table:table-cell office:value-type="string">
                <text:p>19:49:37.977</text:p>
              </table:table-cell>
              <table:table-cell office:value-type="float" office:value="0.002591">
                <text:p>0.002591</text:p>
              </table:table-cell>
            </table:table-row>
            <table:table-row>
              <table:table-cell office:value-type="string">
                <text:p>19:49:37.980</text:p>
              </table:table-cell>
              <table:table-cell office:value-type="float" office:value="0.002574">
                <text:p>0.002574</text:p>
              </table:table-cell>
            </table:table-row>
            <table:table-row>
              <table:table-cell office:value-type="string">
                <text:p>19:49:37.981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19:49:37.984</text:p>
              </table:table-cell>
              <table:table-cell office:value-type="float" office:value="0.003223">
                <text:p>0.003223</text:p>
              </table:table-cell>
            </table:table-row>
            <table:table-row>
              <table:table-cell office:value-type="string">
                <text:p>19:49:37.988</text:p>
              </table:table-cell>
              <table:table-cell office:value-type="float" office:value="0.002372">
                <text:p>0.002372</text:p>
              </table:table-cell>
            </table:table-row>
            <table:table-row>
              <table:table-cell office:value-type="string">
                <text:p>19:49:37.994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string">
                <text:p>19:49:38.007</text:p>
              </table:table-cell>
              <table:table-cell office:value-type="float" office:value="0.003156">
                <text:p>0.003156</text:p>
              </table:table-cell>
            </table:table-row>
            <table:table-row>
              <table:table-cell office:value-type="string">
                <text:p>19:49:38.012</text:p>
              </table:table-cell>
              <table:table-cell office:value-type="float" office:value="0.002628">
                <text:p>0.002628</text:p>
              </table:table-cell>
            </table:table-row>
            <table:table-row>
              <table:table-cell office:value-type="string">
                <text:p>19:49:38.014</text:p>
              </table:table-cell>
              <table:table-cell office:value-type="float" office:value="0.00362">
                <text:p>0.00362</text:p>
              </table:table-cell>
            </table:table-row>
            <table:table-row>
              <table:table-cell office:value-type="string">
                <text:p>19:49:38.017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string">
                <text:p>19:49:38.017</text:p>
              </table:table-cell>
              <table:table-cell office:value-type="float" office:value="0.006641">
                <text:p>0.006641</text:p>
              </table:table-cell>
            </table:table-row>
            <table:table-row>
              <table:table-cell office:value-type="string">
                <text:p>19:49:38.027</text:p>
              </table:table-cell>
              <table:table-cell office:value-type="float" office:value="0.003059">
                <text:p>0.003059</text:p>
              </table:table-cell>
            </table:table-row>
            <table:table-row>
              <table:table-cell office:value-type="string">
                <text:p>19:49:38.030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19:49:38.039</text:p>
              </table:table-cell>
              <table:table-cell office:value-type="float" office:value="0.003754">
                <text:p>0.003754</text:p>
              </table:table-cell>
            </table:table-row>
            <table:table-row>
              <table:table-cell office:value-type="string">
                <text:p>19:49:38.042</text:p>
              </table:table-cell>
              <table:table-cell office:value-type="float" office:value="0.002295">
                <text:p>0.002295</text:p>
              </table:table-cell>
            </table:table-row>
            <table:table-row>
              <table:table-cell office:value-type="string">
                <text:p>19:49:38.044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19:49:38.045</text:p>
              </table:table-cell>
              <table:table-cell office:value-type="float" office:value="0.003391">
                <text:p>0.003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raw.B2:raw.B101 raw.F1:raw.F101" chart:data-source-has-labels="both" svg:x="0.32cm" svg:y="0.18cm" svg:width="13.758cm" svg:height="8.64cm">
          <chartooo:coordinate-region svg:x="1.867cm" svg:y="0.18cm" svg:width="12.211cm" svg:height="6.571cm"/>
          <chart:axis chart:dimension="x" chart:name="primary-x" chart:style-name="ch4" chartooo:axis-type="auto">
            <chartooo:date-scale/>
            <chart:categories table:cell-range-address="raw.B2:raw.B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F2:raw.F101" chart:label-cell-address="raw.F1:raw.F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raw.F1:raw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49:37.565</text:p>
                <draw:g>
                  <svg:desc>raw.B2:raw.B101</svg:desc>
                </draw:g>
              </table:table-cell>
              <table:table-cell office:value-type="float" office:value="5339">
                <text:p>5339</text:p>
                <draw:g>
                  <svg:desc>raw.F2:raw.F101</svg:desc>
                </draw:g>
              </table:table-cell>
            </table:table-row>
            <table:table-row>
              <table:table-cell office:value-type="string">
                <text:p>19:49:37.578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19:49:37.589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19:49:37.603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19:49:37.606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string">
                <text:p>19:49:37.607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19:49:37.620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19:49:37.620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19:49:37.624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19:49:37.634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string">
                <text:p>19:49:37.628</text:p>
              </table:table-cell>
              <table:table-cell office:value-type="float" office:value="524235">
                <text:p>524235</text:p>
              </table:table-cell>
            </table:table-row>
            <table:table-row>
              <table:table-cell office:value-type="string">
                <text:p>19:49:37.626</text:p>
              </table:table-cell>
              <table:table-cell office:value-type="float" office:value="5201">
                <text:p>5201</text:p>
              </table:table-cell>
            </table:table-row>
            <table:table-row>
              <table:table-cell office:value-type="string">
                <text:p>19:49:37.629</text:p>
              </table:table-cell>
              <table:table-cell office:value-type="float" office:value="5231">
                <text:p>5231</text:p>
              </table:table-cell>
            </table:table-row>
            <table:table-row>
              <table:table-cell office:value-type="string">
                <text:p>19:49:37.647</text:p>
              </table:table-cell>
              <table:table-cell office:value-type="float" office:value="4738">
                <text:p>4738</text:p>
              </table:table-cell>
            </table:table-row>
            <table:table-row>
              <table:table-cell office:value-type="string">
                <text:p>19:49:37.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49:37.676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19:49:37.674</text:p>
              </table:table-cell>
              <table:table-cell office:value-type="float" office:value="791298">
                <text:p>791298</text:p>
              </table:table-cell>
            </table:table-row>
            <table:table-row>
              <table:table-cell office:value-type="string">
                <text:p>19:49:37.681</text:p>
              </table:table-cell>
              <table:table-cell office:value-type="float" office:value="410932">
                <text:p>410932</text:p>
              </table:table-cell>
            </table:table-row>
            <table:table-row>
              <table:table-cell office:value-type="string">
                <text:p>19:49:37.685</text:p>
              </table:table-cell>
              <table:table-cell office:value-type="float" office:value="28482">
                <text:p>28482</text:p>
              </table:table-cell>
            </table:table-row>
            <table:table-row>
              <table:table-cell office:value-type="string">
                <text:p>19:49:37.680</text:p>
              </table:table-cell>
              <table:table-cell office:value-type="float" office:value="403580">
                <text:p>403580</text:p>
              </table:table-cell>
            </table:table-row>
            <table:table-row>
              <table:table-cell office:value-type="string">
                <text:p>19:49:37.683</text:p>
              </table:table-cell>
              <table:table-cell office:value-type="float" office:value="360026">
                <text:p>360026</text:p>
              </table:table-cell>
            </table:table-row>
            <table:table-row>
              <table:table-cell office:value-type="string">
                <text:p>19:49:37.694</text:p>
              </table:table-cell>
              <table:table-cell office:value-type="float" office:value="29764">
                <text:p>29764</text:p>
              </table:table-cell>
            </table:table-row>
            <table:table-row>
              <table:table-cell office:value-type="string">
                <text:p>19:49:37.694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string">
                <text:p>19:49:37.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:49:37.703</text:p>
              </table:table-cell>
              <table:table-cell office:value-type="float" office:value="411921">
                <text:p>411921</text:p>
              </table:table-cell>
            </table:table-row>
            <table:table-row>
              <table:table-cell office:value-type="string">
                <text:p>19:49:37.717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19:49:37.718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19:49:37.708</text:p>
              </table:table-cell>
              <table:table-cell office:value-type="float" office:value="29476">
                <text:p>29476</text:p>
              </table:table-cell>
            </table:table-row>
            <table:table-row>
              <table:table-cell office:value-type="string">
                <text:p>19:49:37.720</text:p>
              </table:table-cell>
              <table:table-cell office:value-type="float" office:value="27953">
                <text:p>27953</text:p>
              </table:table-cell>
            </table:table-row>
            <table:table-row>
              <table:table-cell office:value-type="string">
                <text:p>19:49:37.723</text:p>
              </table:table-cell>
              <table:table-cell office:value-type="float" office:value="55585">
                <text:p>55585</text:p>
              </table:table-cell>
            </table:table-row>
            <table:table-row>
              <table:table-cell office:value-type="string">
                <text:p>19:49:37.720</text:p>
              </table:table-cell>
              <table:table-cell office:value-type="float" office:value="34129">
                <text:p>34129</text:p>
              </table:table-cell>
            </table:table-row>
            <table:table-row>
              <table:table-cell office:value-type="string">
                <text:p>19:49:37.731</text:p>
              </table:table-cell>
              <table:table-cell office:value-type="float" office:value="30689">
                <text:p>30689</text:p>
              </table:table-cell>
            </table:table-row>
            <table:table-row>
              <table:table-cell office:value-type="string">
                <text:p>19:49:37.700</text:p>
              </table:table-cell>
              <table:table-cell office:value-type="float" office:value="24077">
                <text:p>24077</text:p>
              </table:table-cell>
            </table:table-row>
            <table:table-row>
              <table:table-cell office:value-type="string">
                <text:p>19:49:37.740</text:p>
              </table:table-cell>
              <table:table-cell office:value-type="float" office:value="42956">
                <text:p>42956</text:p>
              </table:table-cell>
            </table:table-row>
            <table:table-row>
              <table:table-cell office:value-type="string">
                <text:p>19:49:37.717</text:p>
              </table:table-cell>
              <table:table-cell office:value-type="float" office:value="1000182">
                <text:p>1000182</text:p>
              </table:table-cell>
            </table:table-row>
            <table:table-row>
              <table:table-cell office:value-type="string">
                <text:p>19:49:37.746</text:p>
              </table:table-cell>
              <table:table-cell office:value-type="float" office:value="17895">
                <text:p>17895</text:p>
              </table:table-cell>
            </table:table-row>
            <table:table-row>
              <table:table-cell office:value-type="string">
                <text:p>19:49:37.747</text:p>
              </table:table-cell>
              <table:table-cell office:value-type="float" office:value="33353">
                <text:p>33353</text:p>
              </table:table-cell>
            </table:table-row>
            <table:table-row>
              <table:table-cell office:value-type="string">
                <text:p>19:49:37.750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19:49:37.750</text:p>
              </table:table-cell>
              <table:table-cell office:value-type="float" office:value="45823">
                <text:p>45823</text:p>
              </table:table-cell>
            </table:table-row>
            <table:table-row>
              <table:table-cell office:value-type="string">
                <text:p>19:49:37.760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string">
                <text:p>19:49:37.772</text:p>
              </table:table-cell>
              <table:table-cell office:value-type="float" office:value="17075">
                <text:p>17075</text:p>
              </table:table-cell>
            </table:table-row>
            <table:table-row>
              <table:table-cell office:value-type="string">
                <text:p>19:49:37.776</text:p>
              </table:table-cell>
              <table:table-cell office:value-type="float" office:value="46614">
                <text:p>46614</text:p>
              </table:table-cell>
            </table:table-row>
            <table:table-row>
              <table:table-cell office:value-type="string">
                <text:p>19:49:37.778</text:p>
              </table:table-cell>
              <table:table-cell office:value-type="float" office:value="52261">
                <text:p>52261</text:p>
              </table:table-cell>
            </table:table-row>
            <table:table-row>
              <table:table-cell office:value-type="string">
                <text:p>19:49:37.780</text:p>
              </table:table-cell>
              <table:table-cell office:value-type="float" office:value="11547">
                <text:p>11547</text:p>
              </table:table-cell>
            </table:table-row>
            <table:table-row>
              <table:table-cell office:value-type="string">
                <text:p>19:49:37.781</text:p>
              </table:table-cell>
              <table:table-cell office:value-type="float" office:value="49686">
                <text:p>49686</text:p>
              </table:table-cell>
            </table:table-row>
            <table:table-row>
              <table:table-cell office:value-type="string">
                <text:p>19:49:37.791</text:p>
              </table:table-cell>
              <table:table-cell office:value-type="float" office:value="15696">
                <text:p>15696</text:p>
              </table:table-cell>
            </table:table-row>
            <table:table-row>
              <table:table-cell office:value-type="string">
                <text:p>19:49:37.792</text:p>
              </table:table-cell>
              <table:table-cell office:value-type="float" office:value="26145">
                <text:p>26145</text:p>
              </table:table-cell>
            </table:table-row>
            <table:table-row>
              <table:table-cell office:value-type="string">
                <text:p>19:49:37.775</text:p>
              </table:table-cell>
              <table:table-cell office:value-type="float" office:value="13967">
                <text:p>13967</text:p>
              </table:table-cell>
            </table:table-row>
            <table:table-row>
              <table:table-cell office:value-type="string">
                <text:p>19:49:37.798</text:p>
              </table:table-cell>
              <table:table-cell office:value-type="float" office:value="35212">
                <text:p>35212</text:p>
              </table:table-cell>
            </table:table-row>
            <table:table-row>
              <table:table-cell office:value-type="string">
                <text:p>19:49:37.803</text:p>
              </table:table-cell>
              <table:table-cell office:value-type="float" office:value="31434">
                <text:p>31434</text:p>
              </table:table-cell>
            </table:table-row>
            <table:table-row>
              <table:table-cell office:value-type="string">
                <text:p>19:49:37.815</text:p>
              </table:table-cell>
              <table:table-cell office:value-type="float" office:value="35684">
                <text:p>35684</text:p>
              </table:table-cell>
            </table:table-row>
            <table:table-row>
              <table:table-cell office:value-type="string">
                <text:p>19:49:37.815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19:49:37.817</text:p>
              </table:table-cell>
              <table:table-cell office:value-type="float" office:value="13649">
                <text:p>13649</text:p>
              </table:table-cell>
            </table:table-row>
            <table:table-row>
              <table:table-cell office:value-type="string">
                <text:p>19:49:37.819</text:p>
              </table:table-cell>
              <table:table-cell office:value-type="float" office:value="70669">
                <text:p>70669</text:p>
              </table:table-cell>
            </table:table-row>
            <table:table-row>
              <table:table-cell office:value-type="string">
                <text:p>19:49:37.817</text:p>
              </table:table-cell>
              <table:table-cell office:value-type="float" office:value="30085">
                <text:p>30085</text:p>
              </table:table-cell>
            </table:table-row>
            <table:table-row>
              <table:table-cell office:value-type="string">
                <text:p>19:49:37.823</text:p>
              </table:table-cell>
              <table:table-cell office:value-type="float" office:value="54382">
                <text:p>54382</text:p>
              </table:table-cell>
            </table:table-row>
            <table:table-row>
              <table:table-cell office:value-type="string">
                <text:p>19:49:37.837</text:p>
              </table:table-cell>
              <table:table-cell office:value-type="float" office:value="16179">
                <text:p>16179</text:p>
              </table:table-cell>
            </table:table-row>
            <table:table-row>
              <table:table-cell office:value-type="string">
                <text:p>19:49:37.837</text:p>
              </table:table-cell>
              <table:table-cell office:value-type="float" office:value="41042">
                <text:p>41042</text:p>
              </table:table-cell>
            </table:table-row>
            <table:table-row>
              <table:table-cell office:value-type="string">
                <text:p>19:49:37.850</text:p>
              </table:table-cell>
              <table:table-cell office:value-type="float" office:value="17837">
                <text:p>17837</text:p>
              </table:table-cell>
            </table:table-row>
            <table:table-row>
              <table:table-cell office:value-type="string">
                <text:p>19:49:37.849</text:p>
              </table:table-cell>
              <table:table-cell office:value-type="float" office:value="21595">
                <text:p>21595</text:p>
              </table:table-cell>
            </table:table-row>
            <table:table-row>
              <table:table-cell office:value-type="string">
                <text:p>19:49:37.862</text:p>
              </table:table-cell>
              <table:table-cell office:value-type="float" office:value="12698">
                <text:p>12698</text:p>
              </table:table-cell>
            </table:table-row>
            <table:table-row>
              <table:table-cell office:value-type="string">
                <text:p>19:49:37.869</text:p>
              </table:table-cell>
              <table:table-cell office:value-type="float" office:value="38904">
                <text:p>38904</text:p>
              </table:table-cell>
            </table:table-row>
            <table:table-row>
              <table:table-cell office:value-type="string">
                <text:p>19:49:37.878</text:p>
              </table:table-cell>
              <table:table-cell office:value-type="float" office:value="14477">
                <text:p>14477</text:p>
              </table:table-cell>
            </table:table-row>
            <table:table-row>
              <table:table-cell office:value-type="string">
                <text:p>19:49:37.880</text:p>
              </table:table-cell>
              <table:table-cell office:value-type="float" office:value="30286">
                <text:p>30286</text:p>
              </table:table-cell>
            </table:table-row>
            <table:table-row>
              <table:table-cell office:value-type="string">
                <text:p>19:49:37.889</text:p>
              </table:table-cell>
              <table:table-cell office:value-type="float" office:value="15252">
                <text:p>15252</text:p>
              </table:table-cell>
            </table:table-row>
            <table:table-row>
              <table:table-cell office:value-type="string">
                <text:p>19:49:37.878</text:p>
              </table:table-cell>
              <table:table-cell office:value-type="float" office:value="482003">
                <text:p>482003</text:p>
              </table:table-cell>
            </table:table-row>
            <table:table-row>
              <table:table-cell office:value-type="string">
                <text:p>19:49:37.893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19:49:37.894</text:p>
              </table:table-cell>
              <table:table-cell office:value-type="float" office:value="20419">
                <text:p>20419</text:p>
              </table:table-cell>
            </table:table-row>
            <table:table-row>
              <table:table-cell office:value-type="string">
                <text:p>19:49:37.894</text:p>
              </table:table-cell>
              <table:table-cell office:value-type="float" office:value="15595">
                <text:p>15595</text:p>
              </table:table-cell>
            </table:table-row>
            <table:table-row>
              <table:table-cell office:value-type="string">
                <text:p>19:49:37.904</text:p>
              </table:table-cell>
              <table:table-cell office:value-type="float" office:value="40759">
                <text:p>40759</text:p>
              </table:table-cell>
            </table:table-row>
            <table:table-row>
              <table:table-cell office:value-type="string">
                <text:p>19:49:37.907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string">
                <text:p>19:49:37.922</text:p>
              </table:table-cell>
              <table:table-cell office:value-type="float" office:value="16822">
                <text:p>16822</text:p>
              </table:table-cell>
            </table:table-row>
            <table:table-row>
              <table:table-cell office:value-type="string">
                <text:p>19:49:37.925</text:p>
              </table:table-cell>
              <table:table-cell office:value-type="float" office:value="38364">
                <text:p>38364</text:p>
              </table:table-cell>
            </table:table-row>
            <table:table-row>
              <table:table-cell office:value-type="string">
                <text:p>19:49:37.931</text:p>
              </table:table-cell>
              <table:table-cell office:value-type="float" office:value="23402">
                <text:p>23402</text:p>
              </table:table-cell>
            </table:table-row>
            <table:table-row>
              <table:table-cell office:value-type="string">
                <text:p>19:49:37.934</text:p>
              </table:table-cell>
              <table:table-cell office:value-type="float" office:value="15009">
                <text:p>15009</text:p>
              </table:table-cell>
            </table:table-row>
            <table:table-row>
              <table:table-cell office:value-type="string">
                <text:p>19:49:37.934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string">
                <text:p>19:49:37.934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string">
                <text:p>19:49:37.936</text:p>
              </table:table-cell>
              <table:table-cell office:value-type="float" office:value="31264">
                <text:p>31264</text:p>
              </table:table-cell>
            </table:table-row>
            <table:table-row>
              <table:table-cell office:value-type="string">
                <text:p>19:49:37.715</text:p>
              </table:table-cell>
              <table:table-cell office:value-type="float" office:value="873560">
                <text:p>873560</text:p>
              </table:table-cell>
            </table:table-row>
            <table:table-row>
              <table:table-cell office:value-type="string">
                <text:p>19:49:37.947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19:49:37.947</text:p>
              </table:table-cell>
              <table:table-cell office:value-type="float" office:value="46706">
                <text:p>46706</text:p>
              </table:table-cell>
            </table:table-row>
            <table:table-row>
              <table:table-cell office:value-type="string">
                <text:p>19:49:37.948</text:p>
              </table:table-cell>
              <table:table-cell office:value-type="float" office:value="16263">
                <text:p>16263</text:p>
              </table:table-cell>
            </table:table-row>
            <table:table-row>
              <table:table-cell office:value-type="string">
                <text:p>19:49:37.948</text:p>
              </table:table-cell>
              <table:table-cell office:value-type="float" office:value="59458">
                <text:p>59458</text:p>
              </table:table-cell>
            </table:table-row>
            <table:table-row>
              <table:table-cell office:value-type="string">
                <text:p>19:49:37.977</text:p>
              </table:table-cell>
              <table:table-cell office:value-type="float" office:value="14209">
                <text:p>14209</text:p>
              </table:table-cell>
            </table:table-row>
            <table:table-row>
              <table:table-cell office:value-type="string">
                <text:p>19:49:37.980</text:p>
              </table:table-cell>
              <table:table-cell office:value-type="float" office:value="51206">
                <text:p>51206</text:p>
              </table:table-cell>
            </table:table-row>
            <table:table-row>
              <table:table-cell office:value-type="string">
                <text:p>19:49:37.981</text:p>
              </table:table-cell>
              <table:table-cell office:value-type="float" office:value="59817">
                <text:p>59817</text:p>
              </table:table-cell>
            </table:table-row>
            <table:table-row>
              <table:table-cell office:value-type="string">
                <text:p>19:49:37.984</text:p>
              </table:table-cell>
              <table:table-cell office:value-type="float" office:value="48243">
                <text:p>48243</text:p>
              </table:table-cell>
            </table:table-row>
            <table:table-row>
              <table:table-cell office:value-type="string">
                <text:p>19:49:37.988</text:p>
              </table:table-cell>
              <table:table-cell office:value-type="float" office:value="30640">
                <text:p>30640</text:p>
              </table:table-cell>
            </table:table-row>
            <table:table-row>
              <table:table-cell office:value-type="string">
                <text:p>19:49:37.994</text:p>
              </table:table-cell>
              <table:table-cell office:value-type="float" office:value="50786">
                <text:p>50786</text:p>
              </table:table-cell>
            </table:table-row>
            <table:table-row>
              <table:table-cell office:value-type="string">
                <text:p>19:49:38.007</text:p>
              </table:table-cell>
              <table:table-cell office:value-type="float" office:value="28685">
                <text:p>28685</text:p>
              </table:table-cell>
            </table:table-row>
            <table:table-row>
              <table:table-cell office:value-type="string">
                <text:p>19:49:38.012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19:49:38.014</text:p>
              </table:table-cell>
              <table:table-cell office:value-type="float" office:value="63256">
                <text:p>63256</text:p>
              </table:table-cell>
            </table:table-row>
            <table:table-row>
              <table:table-cell office:value-type="string">
                <text:p>19:49:38.017</text:p>
              </table:table-cell>
              <table:table-cell office:value-type="float" office:value="47278">
                <text:p>47278</text:p>
              </table:table-cell>
            </table:table-row>
            <table:table-row>
              <table:table-cell office:value-type="string">
                <text:p>19:49:38.017</text:p>
              </table:table-cell>
              <table:table-cell office:value-type="float" office:value="11456">
                <text:p>11456</text:p>
              </table:table-cell>
            </table:table-row>
            <table:table-row>
              <table:table-cell office:value-type="string">
                <text:p>19:49:38.027</text:p>
              </table:table-cell>
              <table:table-cell office:value-type="float" office:value="29441">
                <text:p>29441</text:p>
              </table:table-cell>
            </table:table-row>
            <table:table-row>
              <table:table-cell office:value-type="string">
                <text:p>19:49:38.030</text:p>
              </table:table-cell>
              <table:table-cell office:value-type="float" office:value="55404">
                <text:p>55404</text:p>
              </table:table-cell>
            </table:table-row>
            <table:table-row>
              <table:table-cell office:value-type="string">
                <text:p>19:49:38.039</text:p>
              </table:table-cell>
              <table:table-cell office:value-type="float" office:value="71717">
                <text:p>71717</text:p>
              </table:table-cell>
            </table:table-row>
            <table:table-row>
              <table:table-cell office:value-type="string">
                <text:p>19:49:38.042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19:49:38.044</text:p>
              </table:table-cell>
              <table:table-cell office:value-type="float" office:value="18227">
                <text:p>18227</text:p>
              </table:table-cell>
            </table:table-row>
            <table:table-row>
              <table:table-cell office:value-type="string">
                <text:p>19:49:38.045</text:p>
              </table:table-cell>
              <table:table-cell office:value-type="float" office:value="52206">
                <text:p>52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